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Calibri1" svg:font-family="Calibr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none"/>
      <style:paragraph-properties fo:margin-top="0in" fo:margin-bottom="0in" fo:line-height="100%" fo:text-align="center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in" fo:margin-bottom="0in" fo:line-height="100%" fo:text-align="start"/>
    </style:style>
    <style:style style:name="P5" style:family="paragraph">
      <loext:graphic-properties draw:fill="solid" draw:fill-color="#ffffff"/>
      <style:paragraph-properties fo:margin-top="0in" fo:margin-bottom="0in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fo:margin-left="0.1252in" fo:margin-right="0.1437in" fo:margin-top="0in" fo:margin-bottom="0.020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38in" svg:stroke-color="#000000" draw:fill="none" draw:textarea-vertical-align="middle" draw:auto-grow-height="false" draw:fit-to-size="false" fo:min-height="0.3346in" fo:min-width="0.8807in" fo:padding-top="0.05in" fo:padding-bottom="0.05in" fo:padding-left="0.1in" fo:padding-right="0.1in" fo:wrap-option="wrap" style:run-through="foreground"/>
    </style:style>
    <style:style style:name="gr4" style:family="graphic">
      <style:graphic-properties draw:stroke="solid" svg:stroke-width="0.0138in" svg:stroke-color="#000000" draw:fill="none" draw:textarea-vertical-align="middle" draw:auto-grow-height="false" draw:fit-to-size="false" fo:min-height="0.3346in" fo:min-width="0.7602in" fo:padding-top="0.05in" fo:padding-bottom="0.05in" fo:padding-left="0.1in" fo:padding-right="0.1in" fo:wrap-option="wrap" style:run-through="foreground"/>
    </style:style>
    <style:style style:name="gr5" style:family="graphic">
      <style:graphic-properties draw:stroke="solid" svg:stroke-width="0.0138in" svg:stroke-color="#000000" draw:fill="none" draw:textarea-vertical-align="middle" draw:auto-grow-height="false" draw:fit-to-size="false" fo:min-height="0.3346in" fo:min-width="0.6409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solid" svg:stroke-width="0.0138in" svg:stroke-color="#000000" draw:fill="none" draw:textarea-vertical-align="middle" draw:auto-grow-height="false" draw:fit-to-size="false" fo:min-height="0.3354in" fo:min-width="0.7008in" fo:padding-top="0.05in" fo:padding-bottom="0.05in" fo:padding-left="0.1in" fo:padding-right="0.1in" fo:wrap-option="wrap" style:run-through="foreground"/>
    </style:style>
    <style:style style:name="gr7" style:family="graphic">
      <style:graphic-properties draw:stroke="solid" svg:stroke-width="0.0209in" svg:stroke-color="#000000" draw:fill="none" draw:textarea-vertical-align="middle" draw:auto-grow-height="false" draw:fit-to-size="false" fo:min-height="3.2945in" fo:min-width="2.802in" fo:padding-top="0.05in" fo:padding-bottom="0.05in" fo:padding-left="0.1in" fo:padding-right="0.1in" fo:wrap-option="wrap" style:run-through="foreground"/>
    </style:style>
    <style:style style:name="gr8" style:family="graphic">
      <style:graphic-properties draw:stroke="solid" svg:stroke-width="0.0071in" svg:stroke-color="#000000" draw:fill="none" draw:textarea-vertical-align="middle" draw:auto-grow-height="false" draw:fit-to-size="false" fo:min-height="0.3346in" fo:min-width="0.8807in" fo:padding-top="0.05in" fo:padding-bottom="0.05in" fo:padding-left="0.1in" fo:padding-right="0.1in" fo:wrap-option="wrap" style:run-through="foreground"/>
    </style:style>
    <style:style style:name="gr9" style:family="graphic">
      <style:graphic-properties draw:stroke="solid" svg:stroke-width="0.0071in" svg:stroke-color="#000000" draw:fill="none" draw:textarea-vertical-align="middle" draw:auto-grow-height="false" draw:fit-to-size="false" fo:min-height="0.3354in" fo:min-width="0.7602in" fo:padding-top="0.05in" fo:padding-bottom="0.05in" fo:padding-left="0.1in" fo:padding-right="0.1in" fo:wrap-option="wrap" style:run-through="foreground"/>
    </style:style>
    <style:style style:name="gr10" style:family="graphic">
      <style:graphic-properties draw:stroke="solid" svg:stroke-width="0.0071in" svg:stroke-color="#000000" draw:fill="none" draw:textarea-vertical-align="middle" draw:auto-grow-height="false" draw:fit-to-size="false" fo:min-height="0.3354in" fo:min-width="0.7008in" fo:padding-top="0.05in" fo:padding-bottom="0.05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.4937in" fo:min-width="0.6327in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in" fo:min-width="0.5598in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.0209in" svg:stroke-color="#000000" draw:fill="none" draw:textarea-vertical-align="middle" draw:auto-grow-height="false" draw:fit-to-size="false" fo:min-height="1.9016in" fo:min-width="2.922in" fo:padding-top="0.05in" fo:padding-bottom="0.05in" fo:padding-left="0.1in" fo:padding-right="0.1in" fo:wrap-option="wrap" style:run-through="foreground"/>
    </style:style>
    <style:style style:name="gr14" style:family="graphic">
      <style:graphic-properties draw:stroke="solid" svg:stroke-width="0.0071in" svg:stroke-color="#000000" draw:fill="none" draw:textarea-vertical-align="middle" draw:auto-grow-height="false" draw:fit-to-size="false" fo:min-height="0.3346in" fo:min-width="0.6402in" fo:padding-top="0.05in" fo:padding-bottom="0.05in" fo:padding-left="0.1in" fo:padding-right="0.1in" fo:wrap-option="wrap" style:run-through="foreground"/>
    </style:style>
    <style:style style:name="gr15" style:family="graphic">
      <style:graphic-properties draw:stroke="solid" svg:stroke-width="0.0071in" svg:stroke-color="#000000" draw:fill="none" draw:textarea-vertical-align="middle" draw:auto-grow-height="false" draw:fit-to-size="false" fo:min-height="0.3346in" fo:min-width="0.7008in" fo:padding-top="0.05in" fo:padding-bottom="0.05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in" fo:min-width="0.3799in" fo:padding-top="0.0492in" fo:padding-bottom="0.0492in" fo:padding-left="0.0984in" fo:padding-right="0.0984in" fo:wrap-option="wrap" style:run-through="foreground"/>
    </style:style>
    <style:style style:name="gr17" style:family="graphic">
      <style:graphic-properties draw:stroke="solid" svg:stroke-width="0.0209in" svg:stroke-color="#000000" draw:fill="none" draw:textarea-vertical-align="middle" draw:auto-grow-height="false" draw:fit-to-size="false" fo:min-height="0.6028in" fo:min-width="2.922in" fo:padding-top="0.05in" fo:padding-bottom="0.05in" fo:padding-left="0.1in" fo:padding-right="0.1in" fo:wrap-option="wrap" style:run-through="foreground"/>
    </style:style>
    <style:style style:name="gr18" style:family="graphic">
      <style:graphic-properties draw:stroke="solid" svg:stroke-width="0.0071in" svg:stroke-color="#000000" draw:fill="none" draw:textarea-vertical-align="middle" draw:auto-grow-height="false" draw:fit-to-size="false" fo:min-height="0.3346in" fo:min-width="0.8547in" fo:padding-top="0.05in" fo:padding-bottom="0.05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in" fo:min-width="0.6083in" fo:padding-top="0.0492in" fo:padding-bottom="0.0492in" fo:padding-left="0.0984in" fo:padding-right="0.0984in" fo:wrap-option="wrap" style:run-through="foreground"/>
    </style:style>
    <style:style style:name="gr20" style:family="graphic">
      <style:graphic-properties draw:stroke="solid" svg:stroke-width="0.028in" svg:stroke-color="#000000" draw:fill="none" draw:textarea-vertical-align="middle" draw:auto-grow-height="false" draw:fit-to-size="false" fo:min-height="4.3201in" fo:min-width="6.8854in" fo:padding-top="0.05in" fo:padding-bottom="0.05in" fo:padding-left="0.1in" fo:padding-right="0.1in" fo:wrap-option="wrap" style:run-through="foreground"/>
    </style:style>
    <style:style style:name="gr21" style:family="graphic">
      <style:graphic-properties draw:stroke="solid" svg:stroke-width="0.028in" svg:stroke-color="#000000" draw:fill="solid" draw:fill-color="#ffffff" draw:textarea-vertical-align="middle" draw:auto-grow-height="false" draw:fit-to-size="false" fo:min-height="0.2717in" fo:min-width="0.5201in" fo:padding-top="0.05in" fo:padding-bottom="0.05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2.0555in" fo:min-width="0.222in" fo:padding-top="0.0492in" fo:padding-bottom="0.0492in" fo:padding-left="0.0984in" fo:padding-right="0.0984in" fo:wrap-option="wrap" style:run-through="foreground"/>
    </style:style>
    <style:style style:name="gr23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.3102in" fo:min-width="0.9925in" fo:padding-top="0.0492in" fo:padding-bottom="0.0492in" fo:padding-left="0.0984in" fo:padding-right="0.0984in" fo:wrap-option="wrap" style:run-through="foreground"/>
    </style:style>
    <style:style style:name="gr24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.2839in" fo:min-width="0in" fo:padding-top="0.0492in" fo:padding-bottom="0.0492in" fo:padding-left="0.0984in" fo:padding-right="0.0984in" fo:wrap-option="wrap" style:run-through="foreground"/>
    </style:style>
    <style:style style:name="gr25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.6102in" fo:min-width="0.9626in" fo:padding-top="0.0492in" fo:padding-bottom="0.0492in" fo:padding-left="0.0984in" fo:padding-right="0.0984in" fo:wrap-option="wrap" style:run-through="foreground"/>
    </style:style>
    <style:style style:name="gr26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.3925in" fo:min-width="0in" fo:padding-top="0.0492in" fo:padding-bottom="0.0492in" fo:padding-left="0.0984in" fo:padding-right="0.0984in" fo:wrap-option="wrap" style:run-through="foreground"/>
    </style:style>
    <style:style style:name="gr27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draw:fit-to-size="false" fo:min-height="0in" fo:min-width="0.4516in" fo:padding-top="0.0492in" fo:padding-bottom="0.0492in" fo:padding-left="0.0984in" fo:padding-right="0.0984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Groupe 102" draw:style-name="gr1"><draw:g draw:name="Groupe 36" draw:style-name="gr2"><draw:g draw:name="Groupe 37" draw:style-name="gr2"><draw:custom-shape draw:name="Rectangle 38" draw:style-name="gr3" draw:text-style-name="P2" svg:width="1.0803in" svg:height="0.4343in" svg:x="0.3736in" svg:y="4.5102in"><text:p text:style-name="P1"><text:span text:style-name="T1">Turki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4" draw:text-style-name="P2" svg:width="0.9598in" svg:height="0.4343in" svg:x="1.6236in" svg:y="3.6657in"><text:p text:style-name="P1"><text:span text:style-name="T1">Chine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0" draw:style-name="gr5" draw:text-style-name="P2" svg:width="0.8406in" svg:height="0.4343in" svg:x="0.0736in" svg:y="1.9201in"><text:p text:style-name="P1"><text:span text:style-name="T1">Frenc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" draw:style-name="gr6" draw:text-style-name="P2" svg:width="0.9004in" svg:height="0.435in" svg:x="1.6543in" svg:y="2.8472in"><text:p text:style-name="P1"><text:span text:style-name="T1">Itali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3" draw:text-style-name="P2" svg:width="1.0803in" svg:height="0.4343in" svg:x="1.5642in" svg:y="1.9201in"><text:p text:style-name="P1"><text:span text:style-name="T1">Japane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ectangle 43" draw:style-name="gr7" draw:text-style-name="P3" svg:width="3.0016in" svg:height="3.3941in" svg:x="-0.2264in" svg:y="1.6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e 44" draw:style-name="gr2"><draw:g draw:name="Groupe 45" draw:style-name="gr2"><draw:custom-shape draw:name="Rectangle 46" draw:style-name="gr8" draw:text-style-name="P2" svg:width="1.0803in" svg:height="0.4343in" svg:x="4.1071in" svg:y="1.5902in"><text:p text:style-name="P1"><text:span text:style-name="T1">Cuisi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7" draw:style-name="gr9" draw:text-style-name="P2" svg:width="0.9598in" svg:height="0.435in" svg:x="4.998in" svg:y="2.6177in"><text:p text:style-name="P1"><text:span text:style-name="T1">Ambi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10" draw:text-style-name="P2" svg:width="0.9004in" svg:height="0.435in" svg:x="3.339in" svg:y="2.6177in"><text:p text:style-name="P1"><text:span text:style-name="T1">Cos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49" draw:style-name="gr11" draw:text-style-name="P3" svg:width="0.8303in" svg:height="0.5925in" svg:x="4.6445in" svg:y="2.0217in"><text:p/><draw:enhanced-geometry draw:mirror-horizontal="true" draw:mirror-vertical="true" svg:viewBox="0 0 21600 21600" draw:type="mso-spt32" draw:enhanced-path="M 0 0 L 21600 21600 N"/></draw:custom-shape><draw:custom-shape draw:name="Connecteur droit avec flèche 50" draw:style-name="gr12" draw:text-style-name="P3" svg:width="0.7571in" svg:height="0.0012in" svg:x="4.2398in" svg:y="2.8354in"><text:p/><draw:enhanced-geometry draw:mirror-horizontal="false" draw:mirror-vertical="false" svg:viewBox="0 0 21600 21600" draw:type="mso-spt32" draw:enhanced-path="M 0 0 L 21600 21600 N"/></draw:custom-shape></draw:g><draw:custom-shape draw:name="Rectangle 51" draw:style-name="gr13" draw:text-style-name="P3" svg:width="3.1217in" svg:height="2.0012in" svg:x="3.0654in" svg:y="1.35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e 52" draw:style-name="gr2"><draw:custom-shape draw:name="Rectangle 53" draw:style-name="gr14" draw:text-style-name="P2" svg:width="0.8398in" svg:height="0.4343in" svg:x="3.4969in" svg:y="3.6618in"><text:p text:style-name="P1"><text:span text:style-name="T1">Nois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15" draw:text-style-name="P2" svg:width="0.9004in" svg:height="0.4343in" svg:x="4.9154in" svg:y="3.6618in"><text:p text:style-name="P1"><text:span text:style-name="T1">Qui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56" draw:style-name="gr16" draw:text-style-name="P3" svg:width="0.5776in" svg:height="0.0012in" svg:x="4.3378in" svg:y="3.8783in"><text:p/><draw:enhanced-geometry draw:mirror-horizontal="false" draw:mirror-vertical="false" svg:viewBox="0 0 21600 21600" draw:type="mso-spt32" draw:enhanced-path="M 0 0 L 21600 21600 N"/></draw:custom-shape><draw:custom-shape draw:name="Rectangle 57" draw:style-name="gr17" draw:text-style-name="P3" svg:width="3.1217in" svg:height="0.7024in" svg:x="3.0772in" svg:y="3.52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e 58" draw:style-name="gr2"><draw:g draw:name="Groupe 59" draw:style-name="gr2"><draw:custom-shape draw:name="Rectangle 60" draw:style-name="gr14" draw:text-style-name="P2" svg:width="0.8398in" svg:height="0.4343in" svg:x="3.2563in" svg:y="4.5713in"><text:p text:style-name="P1"><text:span text:style-name="T1">Chea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1" draw:style-name="gr18" draw:text-style-name="P2" svg:width="1.0543in" svg:height="0.4343in" svg:x="4.9035in" svg:y="4.5713in"><text:p text:style-name="P1"><text:span text:style-name="T1">Expen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62" draw:style-name="gr19" draw:text-style-name="P3" svg:width="0.8059in" svg:height="0.0012in" svg:x="4.0972in" svg:y="4.7886in"><text:p/><draw:enhanced-geometry draw:mirror-horizontal="false" draw:mirror-vertical="false" svg:viewBox="0 0 21600 21600" draw:type="mso-spt32" draw:enhanced-path="M 0 0 L 21600 21600 N"/></draw:custom-shape></draw:g><draw:custom-shape draw:name="Rectangle 63" draw:style-name="gr17" draw:text-style-name="P3" svg:width="3.1217in" svg:height="0.7024in" svg:x="3.0654in" svg:y="4.376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ectangle 64" draw:style-name="gr20" draw:text-style-name="P3" svg:width="7.085in" svg:height="4.4197in" svg:x="-0.5866in" svg:y="0.948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Texte 31" draw:style-name="gr21" draw:text-style-name="P5" svg:width="0.7197in" svg:height="0.3713in" svg:x="-0.4004in" svg:y="0.722in"><text:p text:style-name="P4"><text:span text:style-name="T1">D_A_v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66" draw:style-name="gr22" draw:text-style-name="P3" svg:width="0.4197in" svg:height="2.1543in" svg:x="0.4941in" svg:y="2.3547in"><text:p/><draw:enhanced-geometry draw:mirror-horizontal="true" draw:mirror-vertical="true" svg:viewBox="0 0 21600 21600" draw:type="mso-spt32" draw:enhanced-path="M 0 0 L 21600 21600 N"/></draw:custom-shape><draw:custom-shape draw:name="Connecteur droit avec flèche 67" draw:style-name="gr23" draw:text-style-name="P3" svg:width="1.1898in" svg:height="0.4094in" svg:x="0.9154in" svg:y="4.098in"><text:p/><draw:enhanced-geometry draw:mirror-horizontal="false" draw:mirror-vertical="true" svg:viewBox="0 0 21600 21600" draw:type="mso-spt32" draw:enhanced-path="M 0 0 L 21600 21600 N"/></draw:custom-shape><draw:custom-shape draw:name="Connecteur droit avec flèche 68" draw:style-name="gr24" draw:text-style-name="P3" svg:width="0.0012in" svg:height="0.3831in" svg:x="2.1043in" svg:y="3.2795in"><text:p/><draw:enhanced-geometry draw:mirror-horizontal="false" draw:mirror-vertical="true" svg:viewBox="0 0 21600 21600" draw:type="mso-spt32" draw:enhanced-path="M 0 0 L 21600 21600 N"/></draw:custom-shape><draw:custom-shape draw:name="Connecteur droit avec flèche 69" draw:style-name="gr25" draw:text-style-name="P3" svg:width="1.1598in" svg:height="0.7094in" svg:x="0.4941in" svg:y="2.3531in"><text:p/><draw:enhanced-geometry draw:mirror-horizontal="true" draw:mirror-vertical="true" svg:viewBox="0 0 21600 21600" draw:type="mso-spt32" draw:enhanced-path="M 0 0 L 21600 21600 N"/></draw:custom-shape><draw:custom-shape draw:name="Connecteur droit avec flèche 70" draw:style-name="gr26" draw:text-style-name="P3" svg:width="0.0012in" svg:height="0.4913in" svg:x="2.1043in" svg:y="2.3524in"><text:p/><draw:enhanced-geometry draw:mirror-horizontal="false" draw:mirror-vertical="true" svg:viewBox="0 0 21600 21600" draw:type="mso-spt32" draw:enhanced-path="M 0 0 L 21600 21600 N"/></draw:custom-shape><draw:custom-shape draw:name="Connecteur droit avec flèche 71" draw:style-name="gr27" draw:text-style-name="P3" svg:width="0.6488in" svg:height="0.0012in" svg:x="0.9154in" svg:y="2.1382in"><text:p/><draw:enhanced-geometry draw:mirror-horizontal="tru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Calibri1" svg:font-family="Calibr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14:54.836941576</meta:creation-date>
    <dc:date>2016-10-26T15:57:52.989530056</dc:date>
    <meta:editing-duration>PT24M2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